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e42f0" officeooo:paragraph-rsid="002e42f0"/>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Explicación">
      <style:text-properties officeooo:paragraph-rsid="002ce02b"/>
    </style:style>
    <style:style style:name="P5" style:family="paragraph" style:parent-style-name="Text_20_body">
      <style:text-properties officeooo:rsid="001cbe53" officeooo:paragraph-rsid="001cbe53"/>
    </style:style>
    <style:style style:name="P6" style:family="paragraph" style:parent-style-name="Text_20_body">
      <style:text-properties officeooo:rsid="00099e0f" officeooo:paragraph-rsid="000669c3"/>
    </style:style>
    <style:style style:name="P7" style:family="paragraph" style:parent-style-name="Text_20_body">
      <style:text-properties officeooo:rsid="00099e0f" officeooo:paragraph-rsid="00099e0f"/>
    </style:style>
    <style:style style:name="P8" style:family="paragraph" style:parent-style-name="Text_20_body" style:list-style-name="L1">
      <style:text-properties officeooo:rsid="000ac7f6" officeooo:paragraph-rsid="000ac7f6"/>
    </style:style>
    <style:style style:name="P9" style:family="paragraph" style:parent-style-name="Explicación">
      <style:text-properties officeooo:paragraph-rsid="001e0975"/>
    </style:style>
    <style:style style:name="P10" style:family="paragraph" style:parent-style-name="Text_20_body" style:list-style-name="L2">
      <style:text-properties officeooo:rsid="000bb69b" officeooo:paragraph-rsid="000bb69b"/>
    </style:style>
    <style:style style:name="P11" style:family="paragraph" style:parent-style-name="Text_20_body">
      <style:text-properties officeooo:rsid="000d0e5a" officeooo:paragraph-rsid="000d0e5a"/>
    </style:style>
    <style:style style:name="P12" style:family="paragraph" style:parent-style-name="Text_20_body">
      <style:text-properties fo:font-weight="bold" officeooo:rsid="000dd20f" officeooo:paragraph-rsid="000dd20f" style:font-weight-asian="bold" style:font-weight-complex="bold"/>
    </style:style>
    <style:style style:name="P13" style:family="paragraph" style:parent-style-name="Text_20_body">
      <style:text-properties officeooo:rsid="00099e0f" officeooo:paragraph-rsid="000dd20f"/>
    </style:style>
    <style:style style:name="P14" style:family="paragraph" style:parent-style-name="Text_20_body">
      <style:text-properties officeooo:rsid="000dd20f" officeooo:paragraph-rsid="000dd20f"/>
    </style:style>
    <style:style style:name="P15" style:family="paragraph" style:parent-style-name="Text_20_body">
      <style:text-properties officeooo:rsid="00177113" officeooo:paragraph-rsid="002365f3"/>
    </style:style>
    <style:style style:name="P16" style:family="paragraph" style:parent-style-name="Text_20_body">
      <style:text-properties officeooo:rsid="00177113" officeooo:paragraph-rsid="00177113"/>
    </style:style>
    <style:style style:name="P17" style:family="paragraph" style:parent-style-name="Text_20_body">
      <style:text-properties officeooo:rsid="00099e0f" officeooo:paragraph-rsid="000ac7f6"/>
    </style:style>
    <style:style style:name="T1" style:family="text">
      <style:text-properties officeooo:rsid="000bb69b"/>
    </style:style>
    <style:style style:name="T2" style:family="text">
      <style:text-properties officeooo:rsid="001d2e85"/>
    </style:style>
    <style:style style:name="T3" style:family="text">
      <style:text-properties officeooo:rsid="0029b40e"/>
    </style:style>
    <style:style style:name="T4" style:family="text">
      <style:text-properties officeooo:rsid="00273134"/>
    </style:style>
    <style:style style:name="T5" style:family="text">
      <style:text-properties officeooo:rsid="000dd20f"/>
    </style:style>
    <style:style style:name="T6" style:family="text">
      <style:text-properties officeooo:rsid="002809d7"/>
    </style:style>
    <style:style style:name="T7" style:family="text">
      <style:text-properties fo:font-weight="bold" style:font-weight-asian="bold" style:font-weight-complex="bold"/>
    </style:style>
    <style:style style:name="T8" style:family="text">
      <style:text-properties officeooo:rsid="0021ac3f"/>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7<text:bookmark-end text:name="__RefHeading___Toc1_3888555425"/></text:h>
      <text:p text:style-name="P2">Enunciado</text:p>
      <text:p text:style-name="P3">Captura</text:p>
      <text:h text:style-name="Heading_20_2" text:outline-level="2"><text:bookmark-start text:name="__RefHeading___Toc120_4159016690"/><text:span text:style-name="T1">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2">A, B → C , D <text:s/>= Total</text:span></text:p>
        <text:p text:style-name="Explicación"><text:tab/><text:span text:style-name="T2">B → D = Parcial</text:span></text:p>
        <text:p text:style-name="Explicación"><text:tab/><text:span text:style-name="T2">x → y </text:span></text:p>
        <text:p text:style-name="P4"><text:tab/><text:span text:style-name="T2">y → Z = Transitiva </text:span></text:p>
      </text:section>
      <text:p text:style-name="P5"><text:tab/></text:p>
      <text:p text:style-name="P6"/>
      <text:p text:style-name="P7"/>
      <text:h text:style-name="Heading_20_2" text:outline-level="2"><text:bookmark-start text:name="__RefHeading___Toc122_4159016690"/><text:span text:style-name="T1">2.1 </text:span>Identificación de claves candidatas<text:bookmark-end text:name="__RefHeading___Toc122_4159016690"/></text:h>
      <text:p text:style-name="Explicación">¿Que son las claves candidatas? Claves primarias y alternativas <text:span text:style-name="T3">que te den el resultado de todos los atributos</text:span></text:p>
      <text:list text:style-name="L1">
        <text:list-item>
          <text:p text:style-name="P8">Claves primarias : </text:p>
        </text:list-item>
        <text:list-item>
          <text:p text:style-name="P8">Claves alternativas : </text:p>
        </text:list-item>
      </text:list>
      <text:h text:style-name="Heading_20_2" text:outline-level="2"><text:bookmark-start text:name="__RefHeading___Toc124_4159016690"/><text:span text:style-name="T1">2.2 </text:span>Identificación atributos primos y no primos<text:bookmark-end text:name="__RefHeading___Toc124_4159016690"/></text:h>
      <text:p text:style-name="P9">Los atributos primos son los atributos que son alguna clave pero los no primos son los que pertenecen a una clave pero no lo son . </text:p>
      <text:p text:style-name="P3">DESGLOSE</text:p>
      <text:list text:style-name="L2">
        <text:list-item>
          <text:p text:style-name="P10">Primos: </text:p>
        </text:list-item>
        <text:list-item>
          <text:p text:style-name="P10">No primos: </text:p>
        </text:list-item>
      </text:list>
      <text:h text:style-name="Heading_20_2" text:outline-level="2"><text:bookmark-start text:name="__RefHeading___Toc126_4159016690"/><text:span text:style-name="T1">3.1 </text:span>Proceso de normalización 1FN<text:bookmark-end text:name="__RefHeading___Toc126_4159016690"/></text:h>
      <text:p text:style-name="Explicación">Lo que se busca en este proceso es que no haya atributos multivalorados, <text:span text:style-name="T4">tenemos varias opciones: </text:span></text:p>
      <text:p text:style-name="Explicación"><text:tab/><text:span text:style-name="T4">1.Pasar la multivalorada como clave para que así solo haya uno pero se tendrían que repetir las filas con todos los datos por cada valor del multivalorado por lo que existiría la redundancia de datos</text:span></text:p>
      <text:p text:style-name="P11"/>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5">o sea que los atributos no primos que no dependan de todas las claves hay que separarlos . </text:span></text:p>
      <text:p text:style-name="Explicación"><text:soft-page-break/>Cuando se descompone se pasa el atributo como clave foránea <text:s/>+ clave candidata primaria</text:p>
      <text:p text:style-name="Standard"/>
      <text:p text:style-name="P12"/>
      <text:p text:style-name="P12">Dependencias parciales / <text:span text:style-name="T6">Justificación: </text:span></text:p>
      <text:p text:style-name="P13"/>
      <text:p text:style-name="P14"><text:span text:style-name="T7">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5"/>
      <text:p text:style-name="P16"><text:s/><text:span text:style-name="T8"><text:s/></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08T09:48:34.023000000</dc:date>
    <meta:editing-duration>PT2H57M18S</meta:editing-duration>
    <meta:editing-cycles>23</meta:editing-cycles>
    <meta:generator>LibreOffice/24.8.3.2$Windows_X86_64 LibreOffice_project/48a6bac9e7e268aeb4c3483fcf825c94556d9f92</meta:generator>
    <meta:document-statistic meta:table-count="0" meta:image-count="0" meta:object-count="0" meta:page-count="2" meta:paragraph-count="32" meta:word-count="273" meta:character-count="1551" meta:non-whitespace-character-count="1290"/>
  </office:meta>
</office:document-meta>
</file>